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9d27" officeooo:paragraph-rsid="002b549c"/>
    </style:style>
    <style:style style:name="P2" style:family="paragraph" style:parent-style-name="Heading_20_1" style:master-page-name="Right_20_Page">
      <style:paragraph-properties style:page-number="auto"/>
      <style:text-properties officeooo:rsid="00279d27" officeooo:paragraph-rsid="002b549c"/>
    </style:style>
    <style:style style:name="P3" style:family="paragraph" style:parent-style-name="Heading_20_2">
      <style:text-properties officeooo:paragraph-rsid="002b549c"/>
    </style:style>
    <style:style style:name="P4" style:family="paragraph" style:parent-style-name="Heading_20_3">
      <style:text-properties officeooo:paragraph-rsid="002b549c"/>
    </style:style>
    <style:style style:name="T1" style:family="text">
      <style:text-properties officeooo:rsid="00279d27"/>
    </style:style>
    <style:style style:name="T2" style:family="text">
      <style:text-properties officeooo:rsid="002ca4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an’t Help Falling In Love</text:h>
      <text:h text:style-name="P3" text:outline-level="2">(<text:span text:style-name="T1">Elvis Presley</text:span>)</text:h>
      <text:h text:style-name="P4" text:outline-level="3">[VERSE 1]</text:h>
      <text:p text:style-name="P1">G <text:s text:c="3"/>Bm <text:s/>Em <text:s text:c="8"/>C <text:s text:c="4"/>G <text:s text:c="2"/>D</text:p>
      <text:p text:style-name="P1">Wise men say, only fools rush in </text:p>
      <text:p text:style-name="P1"><text:s text:c="4"/>C <text:s/>D <text:s text:c="3"/>Em <text:s text:c="3"/>C <text:s text:c="9"/>G <text:s text:c="3"/>D <text:s text:c="2"/>G</text:p>
      <text:p text:style-name="P1">But I can't help falling in love with you</text:p>
      <text:p text:style-name="P1">G <text:s text:c="4"/>Bm Em <text:s text:c="11"/>C <text:s/>G <text:s/>D</text:p>
      <text:p text:style-name="P1">Shall I stay, would it be a sin </text:p>
      <text:p text:style-name="P1"><text:s text:c="3"/>C <text:s/>D <text:s text:c="3"/>Em <text:s text:c="3"/>C <text:s text:c="9"/>G <text:s text:c="3"/>D <text:s text:c="3"/>G</text:p>
      <text:p text:style-name="P1">If I can't help falling in love with you</text:p>
      <text:h text:style-name="P4" text:outline-level="3">[BRIDGE]</text:h>
      <text:p text:style-name="P1">Bm <text:s text:c="11"/>C <text:s text:c="4"/>Bm <text:s text:c="11"/>C</text:p>
      <text:p text:style-name="P1">Like a river flows, surely to the sea</text:p>
      <text:p text:style-name="P1">Bm <text:s text:c="11"/>C <text:s text:c="4"/></text:p>
      <text:p text:style-name="P1">Darling so it goes, </text:p>
      <text:p text:style-name="P1">Bm <text:s text:c="22"/><text:span text:style-name="T2">A</text:span>m <text:s text:c="2"/>D</text:p>
      <text:p text:style-name="P1">some things are meant to be</text:p>
      <text:h text:style-name="P4" text:outline-level="3">[VERSE 2]</text:h>
      <text:p text:style-name="P1">G <text:s text:c="3"/>Bm <text:s/>Em <text:s text:c="11"/>C <text:s text:c="4"/>G <text:s text:c="2"/>D <text:s/></text:p>
      <text:p text:style-name="P1">Take my hand, take my whole life too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  <text:h text:style-name="P4" text:outline-level="3">[BRIDGE]</text:h>
      <text:p text:style-name="P1">Bm <text:s text:c="11"/>C <text:s text:c="4"/>Bm <text:s text:c="11"/>C</text:p>
      <text:p text:style-name="P1">Like a river flows, surely to the sea</text:p>
      <text:p text:style-name="P1">Bm <text:s text:c="11"/>C <text:s text:c="4"/></text:p>
      <text:p text:style-name="P1">Darling so it goes, </text:p>
      <text:p text:style-name="P1">Bm <text:s text:c="22"/><text:span text:style-name="T2">A</text:span>m <text:s text:c="2"/>D</text:p>
      <text:p text:style-name="P1">some things are meant to be</text:p>
      <text:p text:style-name="P1"/>
      <text:p text:style-name="P1"/>
      <text:h text:style-name="P4" text:outline-level="3"><text:soft-page-break/>[VERSE 3]</text:h>
      <text:p text:style-name="P1">G <text:s text:c="3"/>Bm <text:s/>Em <text:s text:c="11"/>C <text:s text:c="4"/>G <text:s text:c="2"/>D <text:s/></text:p>
      <text:p text:style-name="P1">Take my hand, take my whole life too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49S</meta:editing-duration>
    <meta:editing-cycles>32</meta:editing-cycles>
    <meta:generator>LibreOffice/4.3.3.2$Linux_X86_64 LibreOffice_project/430m0$Build-2</meta:generator>
    <dc:title>Lyrics + Chords</dc:title>
    <dc:date>2017-08-04T08:55:14.558931408</dc:date>
    <meta:print-date>2017-04-03T12:23:29.985893000</meta:print-date>
    <meta:document-statistic meta:table-count="0" meta:image-count="0" meta:object-count="0" meta:page-count="2" meta:paragraph-count="37" meta:word-count="204" meta:character-count="1114" meta:non-whitespace-character-count="5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